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201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7811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346in solid #1a1a1a" fo:background-color="#c0c0c0" style:diagonal-bl-tr="none" style:diagonal-tl-br="none" fo:border-left="0.0346in solid #1a1a1a" fo:border-right="0.0138in solid #1a1a1a" fo:border-top="0.0346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0.0346in solid #1a1a1a" style:direction="ltr" fo:border-right="0.0138in solid #1a1a1a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0.0346in solid #1a1a1a" style:direction="ltr" fo:border-right="0.0138in solid #1a1a1a" style:rotation-angle="0" style:rotation-align="none" style:shrink-to-fit="false" fo:border-top="0.0138in solid #1a1a1a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138in solid #1a1a1a" fo:background-color="#c0c0c0" style:diagonal-bl-tr="none" style:diagonal-tl-br="none" style:text-align-source="value-type" style:repeat-content="false" fo:wrap-option="no-wrap" fo:border-left="0.0346in solid #1a1a1a" style:direction="ltr" fo:border-right="0.0138in solid #1a1a1a" style:rotation-angle="0" style:rotation-align="none" style:shrink-to-fit="false" fo:border-top="0.0138in solid #1a1a1a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0346in solid #1a1a1a" style:direction="ltr" fo:border-right="0.0138in solid #1a1a1a" style:rotation-angle="0" style:rotation-align="none" style:shrink-to-fit="false" fo:border-top="0.0138in solid #1a1a1a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" style:family="table-cell" style:parent-style-name="Default">
      <style:table-cell-properties fo:border-bottom="0.0138in solid #1a1a1a" style:diagonal-bl-tr="none" style:diagonal-tl-br="none" fo:border-left="0.0346in solid #1a1a1a" fo:border-right="0.0138in solid #1a1a1a" fo:border-top="0.0346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fo:border-bottom="0.0346in solid #1a1a1a" style:diagonal-bl-tr="none" style:diagonal-tl-br="none" fo:border-left="0.0346in solid #1a1a1a" fo:border-right="0.0138in solid #1a1a1a" fo:border-top="0.0138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fo:border-bottom="0.0346in solid #1a1a1a" fo:background-color="#c0c0c0" style:diagonal-bl-tr="none" style:diagonal-tl-br="none" fo:border-left="0.0138in solid #1a1a1a" fo:border-right="0.0346in solid #1a1a1a" fo:border-top="0.0346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fo:border-bottom="0.0138in solid #1a1a1a" style:diagonal-bl-tr="none" style:diagonal-tl-br="none" fo:border-left="0.0138in solid #1a1a1a" fo:border-right="0.0346in solid #1a1a1a" fo:border-top="none"/>
    </style:style>
    <style:style style:name="ce11" style:family="table-cell" style:parent-style-name="Default">
      <style:table-cell-properties fo:border-bottom="0.0138in solid #1a1a1a" style:diagonal-bl-tr="none" style:diagonal-tl-br="none" fo:border-left="0.0138in solid #1a1a1a" fo:border-right="0.0346in solid #1a1a1a" fo:border-top="0.0138in solid #1a1a1a"/>
    </style:style>
    <style:style style:name="ce12" style:family="table-cell" style:parent-style-name="Default">
      <style:table-cell-properties fo:border-bottom="0.0138in solid #1a1a1a" fo:background-color="#c0c0c0" style:diagonal-bl-tr="none" style:diagonal-tl-br="none" fo:border-left="0.0138in solid #1a1a1a" fo:border-right="0.0346in solid #1a1a1a" fo:border-top="0.0138in solid #1a1a1a"/>
    </style:style>
    <style:style style:name="ce13" style:family="table-cell" style:parent-style-name="Default">
      <style:table-cell-properties fo:border-bottom="none" fo:background-color="#c0c0c0" style:diagonal-bl-tr="none" style:diagonal-tl-br="none" fo:border-left="0.0138in solid #1a1a1a" fo:border-right="0.0346in solid #1a1a1a" fo:border-top="0.0138in solid #1a1a1a"/>
    </style:style>
    <style:style style:name="ce14" style:family="table-cell" style:parent-style-name="Default">
      <style:table-cell-properties fo:border-bottom="0.0138in solid #1a1a1a" style:diagonal-bl-tr="none" style:diagonal-tl-br="none" fo:border-left="0.0138in solid #1a1a1a" fo:border-right="0.0346in solid #1a1a1a" fo:border-top="0.0346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5" style:family="table-cell" style:parent-style-name="Default">
      <style:table-cell-properties fo:border-bottom="0.0346in solid #1a1a1a" style:diagonal-bl-tr="none" style:diagonal-tl-br="none" fo:border-left="0.0138in solid #1a1a1a" fo:border-right="0.0346in solid #1a1a1a" fo:border-top="0.0138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6" style:family="table-cell" style:parent-style-name="Default">
      <style:table-cell-properties fo:border-bottom="0.0346in solid #1a1a1a" fo:background-color="#c0c0c0" style:diagonal-bl-tr="none" style:diagonal-tl-br="none" fo:border-left="none" fo:border-right="0.0138in solid #1a1a1a" fo:border-top="0.0346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7" style:family="table-cell" style:parent-style-name="Default" style:data-style-name="N1">
      <style:table-cell-properties fo:border-bottom="0.0138in solid #1a1a1a" style:diagonal-bl-tr="none" style:diagonal-tl-br="none" fo:border-left="none" fo:border-right="0.0138in solid #1a1a1a" fo:border-top="none"/>
    </style:style>
    <style:style style:name="ce18" style:family="table-cell" style:parent-style-name="Default" style:data-style-name="N1">
      <style:table-cell-properties fo:border-bottom="0.0138in solid #1a1a1a" style:diagonal-bl-tr="none" style:diagonal-tl-br="none" fo:border-left="none" fo:border-right="0.0138in solid #1a1a1a" fo:border-top="0.0138in solid #1a1a1a"/>
    </style:style>
    <style:style style:name="ce19" style:family="table-cell" style:parent-style-name="Default" style:data-style-name="N1">
      <style:table-cell-properties fo:border-bottom="0.0138in solid #1a1a1a" fo:background-color="#c0c0c0" style:diagonal-bl-tr="none" style:diagonal-tl-br="none" fo:border-left="none" fo:border-right="0.0138in solid #1a1a1a" fo:border-top="0.0138in solid #1a1a1a"/>
    </style:style>
    <style:style style:name="ce20" style:family="table-cell" style:parent-style-name="Default" style:data-style-name="N1">
      <style:table-cell-properties fo:border-bottom="none" fo:background-color="#c0c0c0" style:diagonal-bl-tr="none" style:diagonal-tl-br="none" fo:border-left="none" fo:border-right="0.0138in solid #1a1a1a" fo:border-top="0.0138in solid #1a1a1a"/>
    </style:style>
    <style:style style:name="ce21" style:family="table-cell" style:parent-style-name="Default" style:data-style-name="N1">
      <style:table-cell-properties fo:border-bottom="0.0138in solid #1a1a1a" style:diagonal-bl-tr="none" style:diagonal-tl-br="none" fo:border-left="none" fo:border-right="0.0138in solid #1a1a1a" fo:border-top="0.0346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2" style:family="table-cell" style:parent-style-name="Default" style:data-style-name="N1">
      <style:table-cell-properties fo:border-bottom="0.0346in solid #1a1a1a" style:diagonal-bl-tr="none" style:diagonal-tl-br="none" fo:border-left="none" fo:border-right="0.0138in solid #1a1a1a" fo:border-top="0.0138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fo:border-bottom="0.0346in solid #1a1a1a" fo:background-color="#c0c0c0" style:diagonal-bl-tr="none" style:diagonal-tl-br="none" fo:border-left="0.0138in solid #1a1a1a" fo:border-right="0.0138in solid #1a1a1a" fo:border-top="0.0346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4" style:family="table-cell" style:parent-style-name="Default" style:data-style-name="N1">
      <style:table-cell-properties fo:border-bottom="0.0138in solid #1a1a1a" style:diagonal-bl-tr="none" style:diagonal-tl-br="none" fo:border-left="0.0138in solid #1a1a1a" fo:border-right="0.0138in solid #1a1a1a" fo:border-top="none"/>
    </style:style>
    <style:style style:name="ce25" style:family="table-cell" style:parent-style-name="Default" style:data-style-name="N1">
      <style:table-cell-properties style:diagonal-bl-tr="none" style:diagonal-tl-br="none" fo:border="0.0138in solid #1a1a1a"/>
    </style:style>
    <style:style style:name="ce26" style:family="table-cell" style:parent-style-name="Default" style:data-style-name="N1">
      <style:table-cell-properties fo:background-color="#c0c0c0" style:diagonal-bl-tr="none" style:diagonal-tl-br="none" fo:border="0.0138in solid #1a1a1a"/>
    </style:style>
    <style:style style:name="ce27" style:family="table-cell" style:parent-style-name="Default" style:data-style-name="N1">
      <style:table-cell-properties fo:border-bottom="none" fo:background-color="#c0c0c0" style:diagonal-bl-tr="none" style:diagonal-tl-br="none" fo:border-left="0.0138in solid #1a1a1a" fo:border-right="0.0138in solid #1a1a1a" fo:border-top="0.0138in solid #1a1a1a"/>
    </style:style>
    <style:style style:name="ce28" style:family="table-cell" style:parent-style-name="Default" style:data-style-name="N1">
      <style:table-cell-properties fo:border-bottom="0.0138in solid #1a1a1a" style:diagonal-bl-tr="none" style:diagonal-tl-br="none" fo:border-left="0.0138in solid #1a1a1a" fo:border-right="0.0138in solid #1a1a1a" fo:border-top="0.0346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9" style:family="table-cell" style:parent-style-name="Default" style:data-style-name="N1">
      <style:table-cell-properties fo:border-bottom="0.0346in solid #1a1a1a" style:diagonal-bl-tr="none" style:diagonal-tl-br="none" fo:border-left="0.0138in solid #1a1a1a" fo:border-right="0.0138in solid #1a1a1a" fo:border-top="0.0138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0" style:family="table-cell" style:parent-style-name="Default" style:data-style-name="N1">
      <style:table-cell-properties fo:border-bottom="0.0138in solid #1a1a1a" style:diagonal-bl-tr="none" style:diagonal-tl-br="none" fo:border-left="0.0138in solid #1a1a1a" fo:border-right="0.0346in solid #1a1a1a" fo:border-top="none"/>
    </style:style>
    <style:style style:name="ce31" style:family="table-cell" style:parent-style-name="Default" style:data-style-name="N1">
      <style:table-cell-properties fo:border-bottom="0.0138in solid #1a1a1a" style:diagonal-bl-tr="none" style:diagonal-tl-br="none" fo:border-left="0.0138in solid #1a1a1a" fo:border-right="0.0346in solid #1a1a1a" fo:border-top="0.0138in solid #1a1a1a"/>
    </style:style>
    <style:style style:name="ce32" style:family="table-cell" style:parent-style-name="Default" style:data-style-name="N1">
      <style:table-cell-properties fo:border-bottom="0.0138in solid #1a1a1a" fo:background-color="#c0c0c0" style:diagonal-bl-tr="none" style:diagonal-tl-br="none" fo:border-left="0.0138in solid #1a1a1a" fo:border-right="0.0346in solid #1a1a1a" fo:border-top="0.0138in solid #1a1a1a"/>
    </style:style>
    <style:style style:name="ce33" style:family="table-cell" style:parent-style-name="Default" style:data-style-name="N1">
      <style:table-cell-properties fo:border-bottom="none" fo:background-color="#c0c0c0" style:diagonal-bl-tr="none" style:diagonal-tl-br="none" fo:border-left="0.0138in solid #1a1a1a" fo:border-right="0.0346in solid #1a1a1a" fo:border-top="0.0138in solid #1a1a1a"/>
    </style:style>
    <style:style style:name="ce34" style:family="table-cell" style:parent-style-name="Default" style:data-style-name="N1">
      <style:table-cell-properties fo:border-bottom="0.0138in solid #1a1a1a" style:diagonal-bl-tr="none" style:diagonal-tl-br="none" fo:border-left="0.0138in solid #1a1a1a" fo:border-right="0.0346in solid #1a1a1a" fo:border-top="0.0346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5" style:family="table-cell" style:parent-style-name="Default" style:data-style-name="N1">
      <style:table-cell-properties fo:border-bottom="0.0346in solid #1a1a1a" style:diagonal-bl-tr="none" style:diagonal-tl-br="none" fo:border-left="0.0138in solid #1a1a1a" fo:border-right="0.0346in solid #1a1a1a" fo:border-top="0.0138in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default-cell-style-name="ce18"/>
        <table:table-column table:style-name="co3" table:number-columns-repeated="7" table:default-cell-style-name="ce25"/>
        <table:table-column table:style-name="co3" table:default-cell-style-name="ce31"/>
        <table:table-column table:style-name="co3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>
            <text:p>C57BL/6J</text:p>
          </table:table-cell>
          <table:table-cell table:style-name="ce9" office:value-type="string">
            <text:p>Age</text:p>
          </table:table-cell>
          <table:table-cell table:style-name="ce16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9" office:value-type="float" office:value="64">
            <text:p>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#1 Left eye</text:p>
          </table:table-cell>
          <table:table-cell table:style-name="ce10" office:value-type="string">
            <text:p>eye size</text:p>
          </table:table-cell>
          <table:table-cell table:style-name="ce17" table:formula="of:=550*2.94" office:value-type="float" office:value="1617">
            <text:p>1617</text:p>
          </table:table-cell>
          <table:table-cell table:style-name="ce24" office:value-type="float" office:value="2165">
            <text:p>2165</text:p>
          </table:table-cell>
          <table:table-cell table:style-name="ce24" office:value-type="float" office:value="2249">
            <text:p>2249</text:p>
          </table:table-cell>
          <table:table-cell table:style-name="ce24" office:value-type="float" office:value="2450">
            <text:p>2450</text:p>
          </table:table-cell>
          <table:table-cell table:style-name="ce24" office:value-type="float" office:value="2646">
            <text:p>2646</text:p>
          </table:table-cell>
          <table:table-cell table:style-name="ce24" office:value-type="float" office:value="2763">
            <text:p>2763</text:p>
          </table:table-cell>
          <table:table-cell table:style-name="ce24" table:formula="of:=950*2.94" office:value-type="float" office:value="2793">
            <text:p>2793</text:p>
          </table:table-cell>
          <table:table-cell table:style-name="ce24" office:value-type="float" office:value="2940">
            <text:p>2940</text:p>
          </table:table-cell>
          <table:table-cell table:style-name="ce30" office:value-type="float" office:value="3116">
            <text:p>311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tina size</text:p>
          </table:table-cell>
          <table:table-cell table:formula="of:=450*2.94" office:value-type="float" office:value="1323">
            <text:p>1323</text:p>
          </table:table-cell>
          <table:table-cell office:value-type="float" office:value="1785">
            <text:p>1785</text:p>
          </table:table-cell>
          <table:table-cell office:value-type="float" office:value="1860">
            <text:p>1860</text:p>
          </table:table-cell>
          <table:table-cell office:value-type="float" office:value="1950">
            <text:p>1950</text:p>
          </table:table-cell>
          <table:table-cell office:value-type="float" office:value="2058">
            <text:p>2058</text:p>
          </table:table-cell>
          <table:table-cell office:value-type="float" office:value="2234">
            <text:p>2234</text:p>
          </table:table-cell>
          <table:table-cell table:formula="of:=700*2.94" office:value-type="float" office:value="2058">
            <text:p>2058</text:p>
          </table:table-cell>
          <table:table-cell office:value-type="float" office:value="2058">
            <text:p>2058</text:p>
          </table:table-cell>
          <table:table-cell office:value-type="float" office:value="2146">
            <text:p>214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#1 Right eye</text:p>
          </table:table-cell>
          <table:table-cell table:style-name="ce12" office:value-type="string">
            <text:p>eye size</text:p>
          </table:table-cell>
          <table:table-cell table:style-name="ce19" table:formula="of:=550*2.94" office:value-type="float" office:value="1617">
            <text:p>1617</text:p>
          </table:table-cell>
          <table:table-cell table:style-name="ce26" office:value-type="float" office:value="2140">
            <text:p>2140</text:p>
          </table:table-cell>
          <table:table-cell table:style-name="ce26" office:value-type="float" office:value="2251">
            <text:p>2251</text:p>
          </table:table-cell>
          <table:table-cell table:style-name="ce26" office:value-type="float" office:value="2450">
            <text:p>2450</text:p>
          </table:table-cell>
          <table:table-cell table:style-name="ce26" office:value-type="float" office:value="2646">
            <text:p>2646</text:p>
          </table:table-cell>
          <table:table-cell table:style-name="ce26" office:value-type="float" office:value="2793">
            <text:p>2793</text:p>
          </table:table-cell>
          <table:table-cell table:style-name="ce26" table:formula="of:=950*2.94" office:value-type="float" office:value="2793">
            <text:p>2793</text:p>
          </table:table-cell>
          <table:table-cell table:style-name="ce26" office:value-type="float" office:value="2940">
            <text:p>2940</text:p>
          </table:table-cell>
          <table:table-cell table:style-name="ce32" office:value-type="float" office:value="3116">
            <text:p>3116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12" office:value-type="string">
            <text:p>retina size</text:p>
          </table:table-cell>
          <table:table-cell table:style-name="ce19" table:formula="of:=450*2.94" office:value-type="float" office:value="1323">
            <text:p>1323</text:p>
          </table:table-cell>
          <table:table-cell table:style-name="ce26" office:value-type="float" office:value="1810">
            <text:p>1810</text:p>
          </table:table-cell>
          <table:table-cell table:style-name="ce26" office:value-type="float" office:value="1856">
            <text:p>1856</text:p>
          </table:table-cell>
          <table:table-cell table:style-name="ce26" office:value-type="float" office:value="1950">
            <text:p>1950</text:p>
          </table:table-cell>
          <table:table-cell table:style-name="ce26" office:value-type="float" office:value="2058">
            <text:p>2058</text:p>
          </table:table-cell>
          <table:table-cell table:style-name="ce26" office:value-type="float" office:value="2293">
            <text:p>2293</text:p>
          </table:table-cell>
          <table:table-cell table:style-name="ce26" table:formula="of:=700*2.94" office:value-type="float" office:value="2058">
            <text:p>2058</text:p>
          </table:table-cell>
          <table:table-cell table:style-name="ce26" office:value-type="float" office:value="2058">
            <text:p>2058</text:p>
          </table:table-cell>
          <table:table-cell table:style-name="ce32" office:value-type="float" office:value="2146">
            <text:p>2146</text:p>
          </table:table-cell>
          <table:table-cell table:number-columns-repeated="1013"/>
        </table:table-row>
        <table:table-row table:style-name="ro1">
          <table:table-cell office:value-type="string">
            <text:p>#2 Left eye</text:p>
          </table:table-cell>
          <table:table-cell office:value-type="string">
            <text:p>eye size</text:p>
          </table:table-cell>
          <table:table-cell table:formula="of:=560*2.94" office:value-type="float" office:value="1646.4">
            <text:p>1646</text:p>
          </table:table-cell>
          <table:table-cell office:value-type="float" office:value="2140">
            <text:p>2140</text:p>
          </table:table-cell>
          <table:table-cell office:value-type="float" office:value="2240">
            <text:p>2240</text:p>
          </table:table-cell>
          <table:table-cell office:value-type="float" office:value="2500">
            <text:p>2500</text:p>
          </table:table-cell>
          <table:table-cell office:value-type="float" office:value="2645">
            <text:p>2645</text:p>
          </table:table-cell>
          <table:table-cell office:value-type="float" office:value="2793">
            <text:p>2793</text:p>
          </table:table-cell>
          <table:table-cell table:formula="of:=960*2.94" office:value-type="float" office:value="2822.4">
            <text:p>2822</text:p>
          </table:table-cell>
          <table:table-cell office:value-type="float" office:value="3010">
            <text:p>3010</text:p>
          </table:table-cell>
          <table:table-cell office:value-type="float" office:value="3175">
            <text:p>317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tina size</text:p>
          </table:table-cell>
          <table:table-cell table:formula="of:=440*2.94" office:value-type="float" office:value="1293.6">
            <text:p>1294</text:p>
          </table:table-cell>
          <table:table-cell office:value-type="float" office:value="1785">
            <text:p>1785</text:p>
          </table:table-cell>
          <table:table-cell office:value-type="float" office:value="1832">
            <text:p>1832</text:p>
          </table:table-cell>
          <table:table-cell office:value-type="float" office:value="2000">
            <text:p>2000</text:p>
          </table:table-cell>
          <table:table-cell office:value-type="float" office:value="2117">
            <text:p>2117</text:p>
          </table:table-cell>
          <table:table-cell office:value-type="float" office:value="2175">
            <text:p>2175</text:p>
          </table:table-cell>
          <table:table-cell table:formula="of:=690*2.94" office:value-type="float" office:value="2028.6">
            <text:p>2029</text:p>
          </table:table-cell>
          <table:table-cell office:value-type="float" office:value="2146">
            <text:p>2146</text:p>
          </table:table-cell>
          <table:table-cell office:value-type="float" office:value="2205">
            <text:p>220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#4 Right eye</text:p>
          </table:table-cell>
          <table:table-cell table:style-name="ce12" office:value-type="string">
            <text:p>eye size</text:p>
          </table:table-cell>
          <table:table-cell table:style-name="ce19" table:formula="of:=560*2.94" office:value-type="float" office:value="1646.4">
            <text:p>1646</text:p>
          </table:table-cell>
          <table:table-cell table:style-name="ce26" office:value-type="float" office:value="2140">
            <text:p>2140</text:p>
          </table:table-cell>
          <table:table-cell table:style-name="ce26" office:value-type="float" office:value="2261">
            <text:p>2261</text:p>
          </table:table-cell>
          <table:table-cell table:style-name="ce26" office:value-type="float" office:value="2400">
            <text:p>2400</text:p>
          </table:table-cell>
          <table:table-cell table:style-name="ce26" office:value-type="float" office:value="2646">
            <text:p>2646</text:p>
          </table:table-cell>
          <table:table-cell table:style-name="ce26" office:value-type="float" office:value="2793">
            <text:p>2793</text:p>
          </table:table-cell>
          <table:table-cell table:style-name="ce26" table:formula="of:=960*2.94" office:value-type="float" office:value="2822.4">
            <text:p>2822</text:p>
          </table:table-cell>
          <table:table-cell table:style-name="ce26" office:value-type="float" office:value="2940">
            <text:p>2940</text:p>
          </table:table-cell>
          <table:table-cell table:style-name="ce32" office:value-type="float" office:value="3234">
            <text:p>3234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13" office:value-type="string">
            <text:p>retina size</text:p>
          </table:table-cell>
          <table:table-cell table:style-name="ce20" table:formula="of:=440*2.94" office:value-type="float" office:value="1293.6">
            <text:p>1294</text:p>
          </table:table-cell>
          <table:table-cell table:style-name="ce27" office:value-type="float" office:value="1740">
            <text:p>1740</text:p>
          </table:table-cell>
          <table:table-cell table:style-name="ce27" office:value-type="float" office:value="1880">
            <text:p>1880</text:p>
          </table:table-cell>
          <table:table-cell table:style-name="ce27" office:value-type="float" office:value="1950">
            <text:p>1950</text:p>
          </table:table-cell>
          <table:table-cell table:style-name="ce27" office:value-type="float" office:value="2117">
            <text:p>2117</text:p>
          </table:table-cell>
          <table:table-cell table:style-name="ce27" office:value-type="float" office:value="2146">
            <text:p>2146</text:p>
          </table:table-cell>
          <table:table-cell table:style-name="ce27" table:formula="of:=690*2.94" office:value-type="float" office:value="2028.6">
            <text:p>2029</text:p>
          </table:table-cell>
          <table:table-cell table:style-name="ce27" office:value-type="float" office:value="2058">
            <text:p>2058</text:p>
          </table:table-cell>
          <table:table-cell table:style-name="ce33" office:value-type="float" office:value="2146">
            <text:p>2146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Avg eye size</text:p>
          </table:table-cell>
          <table:table-cell table:style-name="ce14"/>
          <table:table-cell table:style-name="ce21" table:formula="of:=IF([.C2]&gt;1;AVERAGE([.C2];[.C4];[.C6];[.C8]);&quot;&quot;)" office:value-type="float" office:value="1631.7">
            <text:p>1632</text:p>
          </table:table-cell>
          <table:table-cell table:style-name="ce28" table:formula="of:=IF([.D2]&gt;1;AVERAGE([.D2];[.D4];[.D6];[.D8]);&quot;&quot;)" office:value-type="float" office:value="2146.25">
            <text:p>2146</text:p>
          </table:table-cell>
          <table:table-cell table:style-name="ce28" table:formula="of:=IF([.E2]&gt;1;AVERAGE([.E2];[.E4];[.E6];[.E8]);&quot;&quot;)" office:value-type="float" office:value="2250.25">
            <text:p>2250</text:p>
          </table:table-cell>
          <table:table-cell table:style-name="ce28" table:formula="of:=IF([.F2]&gt;1;AVERAGE([.F2];[.F4];[.F6];[.F8]);&quot;&quot;)" office:value-type="float" office:value="2450">
            <text:p>2450</text:p>
          </table:table-cell>
          <table:table-cell table:style-name="ce28" table:formula="of:=IF([.G2]&gt;1;AVERAGE([.G2];[.G4];[.G6];[.G8]);&quot;&quot;)" office:value-type="float" office:value="2645.75">
            <text:p>2646</text:p>
          </table:table-cell>
          <table:table-cell table:style-name="ce28" table:formula="of:=IF([.H2]&gt;1;AVERAGE([.H2];[.H4];[.H6];[.H8]);&quot;&quot;)" office:value-type="float" office:value="2785.5">
            <text:p>2786</text:p>
          </table:table-cell>
          <table:table-cell table:style-name="ce28" table:formula="of:=IF([.I2]&gt;1;AVERAGE([.I2];[.I4];[.I6];[.I8]);&quot;&quot;)" office:value-type="float" office:value="2807.7">
            <text:p>2808</text:p>
          </table:table-cell>
          <table:table-cell table:style-name="ce28" table:formula="of:=IF([.J2]&gt;1;AVERAGE([.J2];[.J4];[.J6];[.J8]);&quot;&quot;)" office:value-type="float" office:value="2957.5">
            <text:p>2958</text:p>
          </table:table-cell>
          <table:table-cell table:style-name="ce34" table:formula="of:=IF([.K2]&gt;1;AVERAGE([.K2];[.K4];[.K6];[.K8]);&quot;&quot;)" office:value-type="float" office:value="3160.25">
            <text:p>3160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Avg ret size</text:p>
          </table:table-cell>
          <table:table-cell table:style-name="ce15"/>
          <table:table-cell table:style-name="ce22" table:formula="of:=IF([.C3]&gt;1;AVERAGE([.C3];[.C5];[.C7];[.C9]);&quot;&quot;)" office:value-type="float" office:value="1308.3">
            <text:p>1308</text:p>
          </table:table-cell>
          <table:table-cell table:style-name="ce29" table:formula="of:=IF([.D3]&gt;1;AVERAGE([.D3];[.D5];[.D7];[.D9]);&quot;&quot;)" office:value-type="float" office:value="1780">
            <text:p>1780</text:p>
          </table:table-cell>
          <table:table-cell table:style-name="ce29" table:formula="of:=IF([.E3]&gt;1;AVERAGE([.E3];[.E5];[.E7];[.E9]);&quot;&quot;)" office:value-type="float" office:value="1857">
            <text:p>1857</text:p>
          </table:table-cell>
          <table:table-cell table:style-name="ce29" table:formula="of:=IF([.F3]&gt;1;AVERAGE([.F3];[.F5];[.F7];[.F9]);&quot;&quot;)" office:value-type="float" office:value="1962.5">
            <text:p>1963</text:p>
          </table:table-cell>
          <table:table-cell table:style-name="ce29" table:formula="of:=IF([.G3]&gt;1;AVERAGE([.G3];[.G5];[.G7];[.G9]);&quot;&quot;)" office:value-type="float" office:value="2087.5">
            <text:p>2088</text:p>
          </table:table-cell>
          <table:table-cell table:style-name="ce29" table:formula="of:=IF([.H3]&gt;1;AVERAGE([.H3];[.H5];[.H7];[.H9]);&quot;&quot;)" office:value-type="float" office:value="2212">
            <text:p>2212</text:p>
          </table:table-cell>
          <table:table-cell table:style-name="ce29" table:formula="of:=IF([.I3]&gt;1;AVERAGE([.I3];[.I5];[.I7];[.I9]);&quot;&quot;)" office:value-type="float" office:value="2043.3">
            <text:p>2043</text:p>
          </table:table-cell>
          <table:table-cell table:style-name="ce29" office:value-type="float" office:value="2117">
            <text:p>2117</text:p>
          </table:table-cell>
          <table:table-cell table:style-name="ce35" table:formula="of:=IF([.K3]&gt;1;AVERAGE([.K3];[.K5];[.K7];[.K9]);&quot;&quot;)" office:value-type="float" office:value="2160.75">
            <text:p>2161</text:p>
          </table:table-cell>
          <table:table-cell table:number-columns-repeated="1013"/>
        </table:table-row>
        <table:table-row table:style-name="ro1">
          <table:table-cell table:style-name="ce8"/>
          <table:table-cell table:style-name="Default"/>
          <table:table-cell table:style-name="Default" table:formula="of:=ASIN(2*[.C11]/[.C10]-1)*180/3.1416" office:value-type="float" office:value="37.1283382404313">
            <text:p>37.13</text:p>
          </table:table-cell>
          <table:table-cell table:style-name="Default" table:formula="of:=ASIN(2*[.D11]/[.D10]-1)*180/3.1416" office:value-type="float" office:value="41.2012429072424">
            <text:p>41.2</text:p>
          </table:table-cell>
          <table:table-cell table:style-name="Default" table:formula="of:=ASIN(2*[.E11]/[.E10]-1)*180/3.1416" office:value-type="float" office:value="40.5779541139713">
            <text:p>40.58</text:p>
          </table:table-cell>
          <table:table-cell table:style-name="Default" table:formula="of:=ASIN(2*[.F11]/[.F10]-1)*180/3.1416" office:value-type="float" office:value="37.0161140402993">
            <text:p>37.02</text:p>
          </table:table-cell>
          <table:table-cell table:style-name="Default" table:formula="of:=ASIN(2*[.G11]/[.G10]-1)*180/3.1416" office:value-type="float" office:value="35.3100858204384">
            <text:p>35.31</text:p>
          </table:table-cell>
          <table:table-cell table:style-name="Default" table:formula="of:=ASIN(2*[.H11]/[.H10]-1)*180/3.1416" office:value-type="float" office:value="36.0310467216277">
            <text:p>36.03</text:p>
          </table:table-cell>
          <table:table-cell table:style-name="Default" table:formula="of:=ASIN(2*[.I11]/[.I10]-1)*180/3.1416" office:value-type="float" office:value="27.0968778763966">
            <text:p>27.1</text:p>
          </table:table-cell>
          <table:table-cell table:style-name="Default" table:formula="of:=ASIN(2*[.J11]/[.J10]-1)*180/3.1416" office:value-type="float" office:value="25.5700067792881">
            <text:p>25.57</text:p>
          </table:table-cell>
          <table:table-cell table:style-name="Default" table:formula="of:=ASIN(2*[.K11]/[.K10]-1)*180/3.1416" office:value-type="float" office:value="21.5587020553563">
            <text:p>21.56</text:p>
          </table:table-cell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£</number:text>
      <number:number number:decimal-places="0" number:min-integer-digits="1" number:grouping="true"/>
    </number:number-style>
    <number:number-style style:name="N116">
      <number:text>-£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style:text-properties fo:color="#ff0000"/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£</number:text>
      <number:number number:decimal-places="2" number:min-integer-digits="1" number:grouping="true"/>
    </number:number-style>
    <number:number-style style:name="N118">
      <number:text>-£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2" number:min-integer-digits="1" number:grouping="true"/>
    </number:number-style>
    <number:number-style style:name="N119">
      <style:text-properties fo:color="#ff0000"/>
      <number:text>-£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number number:decimal-places="2" number:min-integer-digits="1" number:grouping="true"/>
      <number:text> </number:text>
    </number:number-style>
    <number:number-style style:name="N123P1" style:volatile="true">
      <number:text>-£</number:text>
      <number:number number:decimal-places="2" number:min-integer-digits="1" number:grouping="true"/>
      <number:text> </number:text>
    </number:number-style>
    <number:number-style style:name="N123P2" style:volatile="true">
      <number:text> £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7/01/2010</text:date>, <text:time>15:2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1T15:00:23</meta:creation-date>
    <meta:editing-duration>PT00H26M44S</meta:editing-duration>
    <meta:editing-cycles>3</meta:editing-cycles>
    <meta:generator>OpenOffice.org/3.2$Unix OpenOffice.org_project/320m12$Build-9483</meta:generator>
    <dc:date>2010-07-01T15:27:02</dc:date>
    <dc:creator>Andrew Lowe</dc:creator>
    <meta:document-statistic meta:table-count="1" meta:cell-count="124" meta:object-count="0"/>
  </office:meta>
</office:document-meta>
</file>